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8000" draw:textarea-horizontal-align="justify" draw:textarea-vertical-align="middle" draw:auto-grow-height="false" fo:min-height="3.343cm" fo:min-width="3.4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15cm" svg:height="3.593cm" svg:x="5.524cm" svg:y="10.19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20T20:40:46.802335777</meta:creation-date>
    <dc:date>2022-02-20T22:50:15.914245436</dc:date>
    <meta:editing-duration>PT1H59M17S</meta:editing-duration>
    <meta:editing-cycles>1</meta:editing-cycles>
    <meta:document-statistic meta:object-count="1"/>
    <meta:generator>LibreOffice/7.2.5.2$MacOSX_X86_64 LibreOffice_project/499f9727c189e6ef3471021d6132d4c694f357e5</meta:generator>
  </office:meta>
</office:document-meta>
</file>